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Header">
      <style:text-properties fo:color="#99ccff"/>
    </style:style>
    <style:style style:name="T1" style:family="text">
      <style:text-properties fo:color="#99ccff"/>
    </style:style>
    <style:style style:name="T2" style:family="text">
      <style:text-properties fo:color="#99ccff"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OTOGRAPH'S WEBSITE</text:p>
      <text:p text:style-name="P1"/>
      <text:p text:style-name="P2">Le site à pour premier objectif de présenter le photographe et son travail qu'il utilisera comme portfolio. Tout le reste sera secondaire.</text:p>
      <text:p text:style-name="P2">Il y aura un blog avec un système de commentaire incluant un filtre anti spam.</text:p>
      <text:p text:style-name="P2">Le site sera relié avec des réseaux sociaux pour envoyer et recevoir les derniers feeds.</text:p>
      <text:p text:style-name="P2">Les photos payant seront présenter avec un filigrane.</text:p>
      <text:p text:style-name="P2"/>
      <text:p text:style-name="P1"/>
      <text:p text:style-name="P2">L'utilisateur arrive sur une page d'accueil contenant les différentes catégories de photos sur le site.</text:p>
      <text:p text:style-name="P2">L'utilisateur peut télécharger certaines photos gratuitement. Les autres photos seront payant.</text:p>
      <text:p text:style-name="P2">L'utilisateur aura une espace pour gérer son compte et aussi avoir l'historique de ces achats. Il pourra télécharger autant de fois qu'il le souhaite une photo qu'il aura payer.</text:p>
      <text:p text:style-name="P2">Il y aura une section payant et une section gratuite. </text:p>
      <text:p text:style-name="P2">L'utilisateur devra pouvoir trier parmi les différentes catégories et l'utilisation des tags sera un plus.</text:p>
      <text:p text:style-name="P2">Les pages seront rechargé dynamiquement. </text:p>
      <text:p text:style-name="P2"/>
      <text:p text:style-name="P2"/>
      <text:p text:style-name="P2">Le photographe doit pouvoir ajouter une photo, un album, une collection d'album.</text:p>
      <text:p text:style-name="P2">Il devra aussi pouvoir accéder aux cordonnées des utilisateurs.</text:p>
      <text:p text:style-name="P2">Il aura aussi une interface statistique sur les photos les plus vues, le chiffre d'affaire.</text:p>
      <text:p text:style-name="P2">Il pourra a souhait changer le fond d'écran, le logo, les photos représentant chaque catégorie ainsi que le filigrane utilisé sur chaque photo payant.</text:p>
      <text:p text:style-name="P2">Une sauvegarde devra être possible pour le photographe sur un disque dur extern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LE SITE</text:p>
      <text:p text:style-name="P1"/>
      <text:list xml:id="list7624815249834604559" text:style-name="L1">
        <text:list-item>
          <text:p text:style-name="P3">Objectif être un site vitrine pour présenter le portfolio d'un photographe.</text:p>
        </text:list-item>
        <text:list-item>
          <text:p text:style-name="P3">Le site sera relié aux réseaux sociaux.</text:p>
        </text:list-item>
        <text:list-item>
          <text:p text:style-name="P3">Le site contiendra un blog avec un système de commentaire sur le blog et les photos.</text:p>
        </text:list-item>
        <text:list-item>
          <text:p text:style-name="P3">Le <text:s/>site contiendra à la fois des photos gratuits et payants dans deux sections séparé.</text:p>
        </text:list-item>
        <text:list-item>
          <text:p text:style-name="P3">Les photos payants seront présenter avec un filigrane.</text:p>
        </text:list-item>
        <text:list-item>
          <text:p text:style-name="P3">Le site sera fait d'une page d'accueil contenant les différentes catégories de photos.</text:p>
          <text:list>
            <text:list-item>
              <text:p text:style-name="P3">Deux sections distinctes pourront être accessible: gratuit et payant</text:p>
            </text:list-item>
            <text:list-item>
              <text:p text:style-name="P3">Une section d'enregistrement et de connexion pour les utilisateurs.</text:p>
            </text:list-item>
            <text:list-item>
              <text:p text:style-name="P3">Une section pour présenter le photographe.</text:p>
            </text:list-item>
            <text:list-item>
              <text:p text:style-name="P3">Une section pour son travail</text:p>
            </text:list-item>
            <text:list-item>
              <text:p text:style-name="P3">Une section pour les photos.</text:p>
              <text:list>
                <text:list-item>
                  <text:p text:style-name="P3">L'utilisateur pourra trier les photos par catégories</text:p>
                </text:list-item>
                <text:list-item>
                  <text:p text:style-name="P3"><text:s/>ou rechercher des tag</text:p>
                </text:list-item>
                <text:list-item>
                  <text:p text:style-name="P3">ou par taille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L'UTILISATEUR</text:p>
      <text:p text:style-name="P2"/>
      <text:list xml:id="list3859163308969396769" text:style-name="L2">
        <text:list-item>
          <text:p text:style-name="P4">Enregistrement / Connexion.</text:p>
        </text:list-item>
        <text:list-item>
          <text:p text:style-name="P4">Télécharger les photos gratuits.</text:p>
        </text:list-item>
        <text:list-item>
          <text:p text:style-name="P4">Acheter les photos payants.</text:p>
          <text:list>
            <text:list-item>
              <text:p text:style-name="P4">Les photos acheté pourront être télécharger plusieurs fois en différentes tailles.</text:p>
            </text:list-item>
          </text:list>
        </text:list-item>
        <text:list-item>
          <text:p text:style-name="P4">Aura une espace pour gérer son compte et ces informations personnelles.</text:p>
          <text:list>
            <text:list-item>
              <text:p text:style-name="P4">Il aura aussi l'historique de ces achats</text:p>
            </text:list-item>
            <text:list-item>
              <text:p text:style-name="P4">Les photos télécharger gratuitement ou acheter seront disponible dans son espac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LE PHOTOGRAPHE</text:p>
      <text:list xml:id="list3423167225825599120" text:style-name="L3">
        <text:list-item>
          <text:p text:style-name="P5">Le photographe pourra CRUD</text:p>
          <text:list>
            <text:list-item>
              <text:p text:style-name="P5">une photo</text:p>
            </text:list-item>
            <text:list-item>
              <text:p text:style-name="P5">un album</text:p>
            </text:list-item>
            <text:list-item>
              <text:p text:style-name="P5">une collection d'album</text:p>
            </text:list-item>
          </text:list>
        </text:list-item>
        <text:list-item>
          <text:p text:style-name="P5">Il aura aussi une interface pour les statistiques sur :</text:p>
          <text:list>
            <text:list-item>
              <text:p text:style-name="P5">Nombre de visiteur</text:p>
            </text:list-item>
            <text:list-item>
              <text:p text:style-name="P5">Les photos les plus vues</text:p>
            </text:list-item>
            <text:list-item>
              <text:p text:style-name="P5">Les photos les plus commenter</text:p>
            </text:list-item>
            <text:list-item>
              <text:p text:style-name="P5">Les utilisateurs les plus régulier</text:p>
            </text:list-item>
            <text:list-item>
              <text:p text:style-name="P5">Les blogs les plus commenter</text:p>
            </text:list-item>
            <text:list-item>
              <text:p text:style-name="P5">Les photos les plus acheter / Télécharger</text:p>
            </text:list-item>
            <text:list-item>
              <text:p text:style-name="P5">Le chiffre d'affaire réalisé par période de :</text:p>
              <text:list>
                <text:list-item>
                  <text:p text:style-name="P5">1 semaine</text:p>
                </text:list-item>
                <text:list-item>
                  <text:p text:style-name="P5">1 mois</text:p>
                </text:list-item>
                <text:list-item>
                  <text:p text:style-name="P5">3 mois</text:p>
                </text:list-item>
                <text:list-item>
                  <text:p text:style-name="P5">6 mois</text:p>
                </text:list-item>
                <text:list-item>
                  <text:p text:style-name="P5">1 an</text:p>
                </text:list-item>
                <text:list-item>
                  <text:p text:style-name="P5">Globale</text:p>
                </text:list-item>
              </text:list>
            </text:list-item>
          </text:list>
        </text:list-item>
        <text:list-item>
          <text:p text:style-name="P5">Il pourra changer à souhait :</text:p>
          <text:list>
            <text:list-item>
              <text:p text:style-name="P5">Le fond d'écran</text:p>
            </text:list-item>
            <text:list-item>
              <text:p text:style-name="P5">Les photos représentant chaque catégories</text:p>
            </text:list-item>
            <text:list-item>
              <text:p text:style-name="P5">Le logo</text:p>
            </text:list-item>
            <text:list-item>
              <text:p text:style-name="P5">Les catégories</text:p>
            </text:list-item>
            <text:list-item>
              <text:p text:style-name="P5">Le texte sur chaque page.</text:p>
            </text:list-item>
            <text:list-item>
              <text:p text:style-name="P5">Le filigrane à utiliser.</text:p>
            </text:list-item>
          </text:list>
        </text:list-item>
        <text:list-item>
          <text:p text:style-name="P5">Il aura un contrôle sur les utilisateurs : Il pourra CRUD chaque utilisateur.</text:p>
          <text:list>
            <text:list-item>
              <text:p text:style-name="P5">Le Delete d'un utilisateur sera un soft Delete afin de pouvoir l'empêcher de revenir.</text:p>
            </text:list-item>
          </text:list>
        </text:list-item>
        <text:list-item>
          <text:p text:style-name="P5">Pourra faire une sauvegarde de ces données, incluant les phot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99ccff"/>
    </style:style>
    <style:style style:name="MT1" style:family="text">
      <style:text-properties fo:color="#99ccff"/>
    </style:style>
    <style:style style:name="MT2" style:family="text">
      <style:text-properties fo:color="#99ccff"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0.714cm" fo:margin-right="0.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PHOTOGRAPH'S WEBSITE</text:p>
      </style:header>
      <style:footer>
        <text:p text:style-name="Footer"><text:span text:style-name="MT1">POWERED BY </text:span><text:a xlink:type="simple" xlink:href="http://kns-3w.com/"><text:span text:style-name="MT2">KNS-3W.COM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lid Sookia</meta:initial-creator>
    <meta:creation-date>2014-05-02T16:35:49.02</meta:creation-date>
    <meta:generator>OpenOffice/4.0.1$Win32 OpenOffice.org_project/401m5$Build-9714</meta:generator>
    <dc:date>2014-05-02T17:53:58.21</dc:date>
    <dc:creator>Khalid Sookia</dc:creator>
    <meta:editing-duration>PT1H18M8S</meta:editing-duration>
    <meta:editing-cycles>2</meta:editing-cycles>
    <meta:document-statistic meta:table-count="0" meta:image-count="0" meta:object-count="0" meta:page-count="4" meta:paragraph-count="70" meta:word-count="582" meta:character-count="3453"/>
  </office:meta>
</office:document-meta>
</file>